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5" style:family="table-row">
      <style:table-row-properties style:min-row-height="1.462cm"/>
    </style:style>
    <style:style style:name="Table3.B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7" style:family="table-row">
      <style:table-row-properties style:min-row-height="1.612cm"/>
    </style:style>
    <style:style style:name="Table3.B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14" style:family="table-row">
      <style:table-row-properties style:min-row-height="1.891cm"/>
    </style:style>
    <style:style style:name="Table3.B14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90a624" officeooo:paragraph-rsid="0090a624"/>
    </style:style>
    <style:style style:name="P5" style:family="paragraph" style:parent-style-name="Standard">
      <style:text-properties officeooo:rsid="00950256" officeooo:paragraph-rsid="00950256"/>
    </style:style>
    <style:style style:name="P6" style:family="paragraph" style:parent-style-name="Standard">
      <style:text-properties officeooo:rsid="00ac6b8d" officeooo:paragraph-rsid="00ac6b8d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8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9" style:family="paragraph" style:parent-style-name="Table_20_Contents">
      <style:text-properties style:font-name="Ubuntu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1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24" style:family="paragraph" style:parent-style-name="Table_20_Contents">
      <style:text-properties style:font-name="Ubuntu" officeooo:rsid="001c211b" officeooo:paragraph-rsid="002203aa"/>
    </style:style>
    <style:style style:name="P25" style:family="paragraph" style:parent-style-name="Table_20_Contents">
      <style:text-properties style:font-name="Ubuntu" officeooo:rsid="001c211b" officeooo:paragraph-rsid="00200a43"/>
    </style:style>
    <style:style style:name="P26" style:family="paragraph" style:parent-style-name="Table_20_Contents">
      <style:text-properties style:font-name="Ubuntu" officeooo:rsid="002203aa" officeooo:paragraph-rsid="002203aa"/>
    </style:style>
    <style:style style:name="P27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6" style:family="paragraph" style:parent-style-name="Table_20_Contents">
      <style:text-properties style:font-name="Ubuntu" officeooo:rsid="00252e06" officeooo:paragraph-rsid="00252e06"/>
    </style:style>
    <style:style style:name="P37" style:family="paragraph" style:parent-style-name="Table_20_Contents">
      <style:text-properties style:font-name="Ubuntu" officeooo:rsid="0026d98e" officeooo:paragraph-rsid="0026d98e"/>
    </style:style>
    <style:style style:name="P38" style:family="paragraph" style:parent-style-name="Table_20_Contents">
      <style:text-properties style:font-name="Ubuntu" officeooo:rsid="002ccb79" officeooo:paragraph-rsid="002e2bb1"/>
    </style:style>
    <style:style style:name="P39" style:family="paragraph" style:parent-style-name="Table_20_Contents">
      <style:text-properties style:font-name="Ubuntu" officeooo:rsid="003bedb8" officeooo:paragraph-rsid="003bedb8"/>
    </style:style>
    <style:style style:name="P40" style:family="paragraph" style:parent-style-name="Table_20_Contents">
      <style:text-properties style:font-name="Ubuntu" officeooo:rsid="004a9d5f" officeooo:paragraph-rsid="004a9d5f"/>
    </style:style>
    <style:style style:name="P41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2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3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4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5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47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0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59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1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62" style:family="paragraph" style:parent-style-name="Table_20_Contents">
      <style:text-properties style:font-name="Ubuntu" officeooo:rsid="004bdf64" officeooo:paragraph-rsid="004bdf64"/>
    </style:style>
    <style:style style:name="P63" style:family="paragraph" style:parent-style-name="Table_20_Contents">
      <style:text-properties style:font-name="Ubuntu" officeooo:rsid="004df1a0" officeooo:paragraph-rsid="004df1a0"/>
    </style:style>
    <style:style style:name="P64" style:family="paragraph" style:parent-style-name="Table_20_Contents">
      <style:text-properties style:font-name="Ubuntu" officeooo:rsid="004e8e46" officeooo:paragraph-rsid="004e8e46"/>
    </style:style>
    <style:style style:name="P65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66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67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68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69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0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1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74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79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0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1" style:family="paragraph" style:parent-style-name="Table_20_Contents">
      <style:text-properties style:font-name="Ubuntu" officeooo:rsid="009d2ec1" officeooo:paragraph-rsid="009d2ec1"/>
    </style:style>
    <style:style style:name="P82" style:family="paragraph" style:parent-style-name="Table_20_Contents">
      <style:text-properties style:font-name="Ubuntu" officeooo:rsid="001c511b" officeooo:paragraph-rsid="002203aa"/>
    </style:style>
    <style:style style:name="P83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84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85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86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87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fo:color="#3333ff" style:font-name="Ubuntu" fo:font-size="20pt" officeooo:rsid="00950256" officeooo:paragraph-rsid="00950256" style:font-size-asian="20pt" style:font-size-complex="20pt"/>
    </style:style>
    <style:style style:name="P89" style:family="paragraph" style:parent-style-name="Table_20_Contents">
      <style:text-properties officeooo:rsid="0036772d" officeooo:paragraph-rsid="0036772d"/>
    </style:style>
    <style:style style:name="P90" style:family="paragraph" style:parent-style-name="Table_20_Contents">
      <style:paragraph-properties fo:text-align="end" style:justify-single-word="false"/>
      <style:text-properties officeooo:rsid="003fd0b0" officeooo:paragraph-rsid="003fd0b0"/>
    </style:style>
    <style:style style:name="P91" style:family="paragraph" style:parent-style-name="Table_20_Contents">
      <style:paragraph-properties fo:text-align="end" style:justify-single-word="false"/>
      <style:text-properties officeooo:rsid="003fd0b0" officeooo:paragraph-rsid="0040b201"/>
    </style:style>
    <style:style style:name="P92" style:family="paragraph" style:parent-style-name="Table_20_Contents">
      <style:paragraph-properties fo:text-align="end" style:justify-single-word="false"/>
      <style:text-properties officeooo:rsid="0045e4c3" officeooo:paragraph-rsid="0045e4c3"/>
    </style:style>
    <style:style style:name="P93" style:family="paragraph" style:parent-style-name="Table_20_Contents">
      <style:text-properties officeooo:rsid="004df1a0" officeooo:paragraph-rsid="004df1a0"/>
    </style:style>
    <style:style style:name="P94" style:family="paragraph" style:parent-style-name="Table_20_Contents">
      <style:text-properties officeooo:rsid="007f3029" officeooo:paragraph-rsid="007f3029"/>
    </style:style>
    <style:style style:name="P95" style:family="paragraph" style:parent-style-name="Table_20_Contents">
      <style:text-properties officeooo:rsid="007f3029" officeooo:paragraph-rsid="0084ec1e"/>
    </style:style>
    <style:style style:name="P96" style:family="paragraph" style:parent-style-name="Table_20_Contents">
      <style:text-properties officeooo:paragraph-rsid="0084ec1e"/>
    </style:style>
    <style:style style:name="P97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98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2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3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04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05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06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07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08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109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110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111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112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113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114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15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P11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/>
    </style:style>
    <style:style style:name="P11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1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5c5149" officeooo:paragraph-rsid="005c5149"/>
    </style:style>
    <style:style style:name="P11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459c8" officeooo:paragraph-rsid="00c459c8"/>
    </style:style>
    <style:style style:name="P12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99a34b" officeooo:paragraph-rsid="0099a34b"/>
    </style:style>
    <style:style style:name="P12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2ce78" officeooo:paragraph-rsid="0072ce78"/>
    </style:style>
    <style:style style:name="P12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69508" officeooo:paragraph-rsid="00769508"/>
    </style:style>
    <style:style style:name="P12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b0dba" officeooo:paragraph-rsid="006b0dba"/>
    </style:style>
    <style:style style:name="P12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138fa" officeooo:paragraph-rsid="007138fa"/>
    </style:style>
    <style:style style:name="P12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3624f" officeooo:paragraph-rsid="0063624f"/>
    </style:style>
    <style:style style:name="P12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3c218a" officeooo:paragraph-rsid="003c218a"/>
    </style:style>
    <style:style style:name="P12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4d69a0" officeooo:paragraph-rsid="004d69a0"/>
    </style:style>
    <style:style style:name="P12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dfc2b" officeooo:paragraph-rsid="00cdfc2b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46676"/>
    </style:style>
    <style:style style:name="T9" style:family="text">
      <style:text-properties officeooo:rsid="004e8e46"/>
    </style:style>
    <style:style style:name="T10" style:family="text">
      <style:text-properties officeooo:rsid="0058f2a2"/>
    </style:style>
    <style:style style:name="T11" style:family="text">
      <style:text-properties officeooo:rsid="006ee61f"/>
    </style:style>
    <style:style style:name="T12" style:family="text">
      <style:text-properties officeooo:rsid="006f935c"/>
    </style:style>
    <style:style style:name="T13" style:family="text">
      <style:text-properties officeooo:rsid="007b825a"/>
    </style:style>
    <style:style style:name="T14" style:family="text">
      <style:text-properties officeooo:rsid="00867afc"/>
    </style:style>
    <style:style style:name="T15" style:family="text">
      <style:text-properties officeooo:rsid="008c6d18"/>
    </style:style>
    <style:style style:name="T16" style:family="text">
      <style:text-properties officeooo:rsid="008dc3a0"/>
    </style:style>
    <style:style style:name="T17" style:family="text">
      <style:text-properties officeooo:rsid="00981fd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9370c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b9370c" style:font-weight-asian="normal" style:font-weight-complex="normal"/>
    </style:style>
    <style:style style:name="T22" style:family="text">
      <style:text-properties officeooo:rsid="00b6c35a"/>
    </style:style>
    <style:style style:name="T23" style:family="text">
      <style:text-properties officeooo:rsid="00b7ad44"/>
    </style:style>
    <style:style style:name="T24" style:family="text">
      <style:text-properties officeooo:rsid="00be0655"/>
    </style:style>
    <style:style style:name="T25" style:family="text">
      <style:text-properties officeooo:rsid="00bfcc14"/>
    </style:style>
    <style:style style:name="T26" style:family="text">
      <style:text-properties officeooo:rsid="00c3a535"/>
    </style:style>
    <style:style style:name="T27" style:family="text">
      <style:text-properties officeooo:rsid="00c5fdc7"/>
    </style:style>
    <style:style style:name="T28" style:family="text">
      <style:text-properties officeooo:rsid="00c7a998"/>
    </style:style>
    <style:style style:name="T29" style:family="text">
      <style:text-properties officeooo:rsid="00cdfc2b"/>
    </style:style>
    <style:style style:name="T30" style:family="text">
      <style:text-properties officeooo:rsid="00cfeb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ubin Siby</text:p>
            <text:p text:style-name="P104">Resume</text:p>
          </table:table-cell>
          <table:table-cell table:style-name="Table1.A1" office:value-type="string">
            <text:p text:style-name="P90">Alukkal House,</text:p>
            <text:p text:style-name="P90">Thekkepuram,</text:p>
            <text:p text:style-name="P91">Kunnamkulam,</text:p>
            <text:p text:style-name="P91"><text:span text:style-name="T8">Thirssur, </text:span>Kerala, India</text:p>
            <text:p text:style-name="P92">+91-8547368967</text:p>
            <text:p text:style-name="P7"><text:a xlink:type="simple" xlink:href="mailto:subins2000@gmail.com" text:style-name="Internet_20_link" text:visited-style-name="Visited_20_Internet_20_Link">subins2000@gmail.com</text:a></text:p>
            <text:p text:style-name="P8"><text:a xlink:type="simple" xlink:href="https://subinsb.com/" text:style-name="Internet_20_link" text:visited-style-name="Visited_20_Internet_20_Link">https://subinsb.com</text:a></text:p>
            <text:p text:style-name="P7"><text:a xlink:type="simple" xlink:href="https://github.com/subins2000" text:style-name="Internet_20_link" text:visited-style-name="Visited_20_Internet_20_Link">https://github.com/subins2000</text:a></text:p>
            <text:p text:style-name="P7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102">Education</text:p>
          </table:table-cell>
        </table:table-row>
        <table:table-row table:style-name="Table6.2">
          <table:table-cell table:style-name="Table6.A2" office:value-type="string">
            <text:p text:style-name="P33">2015-17</text:p>
          </table:table-cell>
          <table:table-cell table:style-name="Table6.A1" office:value-type="string">
            <text:p text:style-name="P100">Higher Secondary</text:p>
            <text:p text:style-name="P100">Gov. Model Girls H.S.S, Kunnamkulam</text:p>
          </table:table-cell>
        </table:table-row>
        <table:table-row>
          <table:table-cell table:style-name="Table6.A2" office:value-type="string">
            <text:p text:style-name="P34">2014</text:p>
          </table:table-cell>
          <table:table-cell table:style-name="Table6.A1" office:value-type="string">
            <text:p text:style-name="P81">S.S.L.C</text:p>
            <text:p text:style-name="P81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03">Technical Skills</text:p>
          </table:table-cell>
          <table:table-cell table:style-name="Table2.A1" office:value-type="string">
            <text:p text:style-name="P27"/>
            <text:p text:style-name="P27"/>
          </table:table-cell>
          <table:table-cell table:style-name="Table2.A1" office:value-type="string">
            <text:p text:style-name="P9"/>
          </table:table-cell>
        </table:table-row>
        <table:table-row table:style-name="Table2.2">
          <table:table-cell table:style-name="Table2.A1" office:value-type="string">
            <text:p text:style-name="P35">Operating<text:line-break/>System</text:p>
          </table:table-cell>
          <table:table-cell table:style-name="Table2.A1" office:value-type="string">
            <text:p text:style-name="P99"><text:span text:style-name="T2">GNU/Linux </text:span><text:span text:style-name="T3">O</text:span><text:span text:style-name="T4">S</text:span><text:span text:style-name="T3">s</text:span></text:p>
            <text:p text:style-name="P101"/>
            <text:list xml:id="list3588014984068191422" text:style-name="L1">
              <text:list-item>
                <text:p text:style-name="P114"><text:span text:style-name="T3">U</text:span><text:span text:style-name="T2">buntu</text:span></text:p>
              </text:list-item>
              <text:list-item>
                <text:p text:style-name="P115">Xubuntu</text:p>
              </text:list-item>
              <text:list-item>
                <text:p text:style-name="P115">Linux Mint</text:p>
                <text:p text:style-name="P115"/>
              </text:list-item>
            </text:list>
          </table:table-cell>
          <table:table-cell table:style-name="Table2.A1" office:value-type="string">
            <text:p text:style-name="P35">Programming Languages</text:p>
          </table:table-cell>
          <table:table-cell table:style-name="Table2.A1" office:value-type="string">
            <text:p text:style-name="P25">PHP, Python,</text:p>
            <text:p text:style-name="P82">JavaScript</text:p>
            <text:p text:style-name="P24"/>
            <text:p text:style-name="P82">HTML/CSS</text:p>
            <text:p text:style-name="P24"/>
          </table:table-cell>
        </table:table-row>
        <table:table-row>
          <table:table-cell table:style-name="Table2.A1" office:value-type="string">
            <text:p text:style-name="P29">Developme<text:span text:style-name="T1">n</text:span>t Tools</text:p>
          </table:table-cell>
          <table:table-cell table:style-name="Table2.A1" office:value-type="string">
            <text:p text:style-name="P26">Sublime Text, git, bash, chromium dev tools</text:p>
            <text:p text:style-name="P26"/>
          </table:table-cell>
          <table:table-cell table:style-name="Table2.A1" office:value-type="string">
            <text:p text:style-name="P30">Frameworks</text:p>
            <text:p text:style-name="P31">&amp; Libraries</text:p>
          </table:table-cell>
          <table:table-cell table:style-name="Table2.A1" office:value-type="string">
            <text:p text:style-name="P36">WordPress, jQuery, </text:p>
          </table:table-cell>
        </table:table-row>
        <table:table-row table:style-name="Table2.4">
          <table:table-cell table:style-name="Table2.A1" office:value-type="string">
            <text:p text:style-name="P32">Databases</text:p>
          </table:table-cell>
          <table:table-cell table:style-name="Table2.A1" office:value-type="string">
            <text:p text:style-name="P37">MySQL, <text:span text:style-name="T5">SQLite, PostgreSQL,</text:span></text:p>
            <text:p text:style-name="P37"/>
          </table:table-cell>
          <table:table-cell table:style-name="Table2.A1" office:value-type="string">
            <text:p text:style-name="P32">Software</text:p>
            <text:p text:style-name="P32">Packages</text:p>
          </table:table-cell>
          <table:table-cell table:style-name="Table2.A1" office:value-type="string">
            <text:p text:style-name="P38">Inkscape, GIMP, <text:span text:style-name="T6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6"/>
          </table:table-cell>
          <table:table-cell table:style-name="Table3.B13" office:value-type="string">
            <text:p text:style-name="P87">Open Source Projects</text:p>
            <text:p text:style-name="P89"/>
          </table:table-cell>
        </table:table-row>
        <table:table-row>
          <table:table-cell table:style-name="Table3.A1" office:value-type="string">
            <text:p text:style-name="P117">2017</text:p>
          </table:table-cell>
          <table:table-cell table:style-name="Table3.B13" office:value-type="string">
            <text:p text:style-name="P13">CryptoDonate</text:p>
            <text:p text:style-name="P50">Lead Developer and Maintainer, github.com/subins2000/CryptoDonate</text:p>
            <text:p text:style-name="P93"/>
            <text:p text:style-name="P63">A JavaScript library to place donation buttons <text:span text:style-name="T9">on webpages.</text:span></text:p>
            <text:p text:style-name="P64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17">2017</text:p>
          </table:table-cell>
          <table:table-cell table:style-name="Table3.B13" office:value-type="string">
            <text:p text:style-name="P16">TorrentBro</text:p>
            <text:p text:style-name="P51">Lead Developer and Maintainer, github.com/subins2000/TorrentBro</text:p>
            <text:p text:style-name="P42"/>
            <text:p text:style-name="P66">A cross-platform app for browsing torrents</text:p>
          </table:table-cell>
        </table:table-row>
        <text:soft-page-break/>
        <table:table-row>
          <table:table-cell table:style-name="Table3.A1" office:value-type="string">
            <text:p text:style-name="P118">2017</text:p>
          </table:table-cell>
          <table:table-cell table:style-name="Table3.B13" office:value-type="string">
            <text:p text:style-name="P14">PHPF</text:p>
            <text:p text:style-name="P52">Developer and Maintainer, github.com/subins2000/phpF</text:p>
            <text:p text:style-name="P65"/>
            <text:p text:style-name="P65">A software to format PHP source code <text:span text:style-name="T10">into beautifully looking code.</text:span></text:p>
          </table:table-cell>
        </table:table-row>
        <table:table-row table:style-name="Table3.5">
          <table:table-cell table:style-name="Table3.A1" office:value-type="string">
            <text:p text:style-name="P119">2016</text:p>
          </table:table-cell>
          <table:table-cell table:style-name="Table3.B13" office:value-type="string">
            <text:p text:style-name="P110">Kerala Blasters <text:span text:style-name="T28">Profile Picture </text:span>Framer</text:p>
            <text:p text:style-name="P112">Developer and Maintainer, <text:span text:style-name="T26">demos.subinsb.com/isl-profile-pic</text:span></text:p>
            <text:p text:style-name="P112"/>
            <text:p text:style-name="P108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5">
          <table:table-cell table:style-name="Table3.A1" office:value-type="string">
            <text:p text:style-name="P120">2016</text:p>
          </table:table-cell>
          <table:table-cell table:style-name="Table3.B13" office:value-type="string">
            <text:p text:style-name="P21">School Election Software</text:p>
            <text:p text:style-name="P53">Developer and Maintainer, github.com/subins2000/lobby-school-election</text:p>
            <text:p text:style-name="P49"/>
            <text:p text:style-name="P74">A simple, secure election software for schools to conduct their elections. <text:span text:style-name="T17">It was successfully used in my school’s election.</text:span></text:p>
          </table:table-cell>
        </table:table-row>
        <table:table-row table:style-name="Table3.7">
          <table:table-cell table:style-name="Table3.A1" office:value-type="string">
            <text:p text:style-name="P128">2016</text:p>
          </table:table-cell>
          <table:table-cell table:style-name="Table3.B13" office:value-type="string">
            <text:p text:style-name="P111">Francium Voice</text:p>
            <text:p text:style-name="P113">Developer, <text:span text:style-name="T29">Discontinued</text:span></text:p>
            <text:p text:style-name="P109"/>
            <text:p text:style-name="P109">A JavaScript library to record voice <text:span text:style-name="T30">in browser</text:span> <text:span text:style-name="T30">and use it in different formats.</text:span></text:p>
          </table:table-cell>
        </table:table-row>
        <table:table-row table:style-name="Table3.7">
          <table:table-cell table:style-name="Table3.A1" office:value-type="string">
            <text:p text:style-name="P121">2015</text:p>
          </table:table-cell>
          <table:table-cell table:style-name="Table3.B13" office:value-type="string">
            <text:p text:style-name="P19">Blogger 2 WordPress</text:p>
            <text:p text:style-name="P54">Lead Developer and Maintainer, wordpress.org/plugins/blogger-2-wp</text:p>
            <text:p text:style-name="P45"/>
            <text:p text:style-name="P70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22">2015</text:p>
          </table:table-cell>
          <table:table-cell table:style-name="Table3.B13" office:value-type="string">
            <text:p text:style-name="P20">Code Blocks</text:p>
            <text:p text:style-name="P55">Lead Developer and Maintainer, wordpress.org/plugins/code-blocks</text:p>
            <text:p text:style-name="P46"/>
            <text:p text:style-name="P71">A WordPress plugin to <text:span text:style-name="T13">easily </text:span>add code blocks to blogs</text:p>
          </table:table-cell>
        </table:table-row>
        <table:table-row>
          <table:table-cell table:style-name="Table3.A1" office:value-type="string">
            <text:p text:style-name="P123">2015</text:p>
          </table:table-cell>
          <table:table-cell table:style-name="Table3.B13" office:value-type="string">
            <text:p text:style-name="P17">The Francium Project</text:p>
            <text:p text:style-name="P56">Lead Developer and Maintainer, github.com/FranciumOS</text:p>
            <text:p text:style-name="P43"/>
            <text:p text:style-name="P68">A main project to coordinate all other subpro<text:span text:style-name="T11">jects</text:span> in it. <text:span text:style-name="T12">Francium Project has more than 10 packages in different languages.</text:span></text:p>
          </table:table-cell>
        </table:table-row>
        <table:table-row>
          <table:table-cell table:style-name="Table3.A1" office:value-type="string">
            <text:p text:style-name="P124">2014</text:p>
          </table:table-cell>
          <table:table-cell table:style-name="Table3.B13" office:value-type="string">
            <text:p text:style-name="P18">Search</text:p>
            <text:p text:style-name="P57">Lead Developer and Maintainer, https://search.subinsb.com</text:p>
            <text:p text:style-name="P44"/>
            <text:p text:style-name="P69">An open source search engine with it’s own web crawler</text:p>
          </table:table-cell>
        </table:table-row>
        <table:table-row>
          <table:table-cell table:style-name="Table3.A1" office:value-type="string">
            <text:p text:style-name="P125">2014</text:p>
          </table:table-cell>
          <table:table-cell table:style-name="Table3.B13" office:value-type="string">
            <text:p text:style-name="P15">logSys</text:p>
            <text:p text:style-name="P60">Lead Developer and Maintainer, github.com/subins2000/logSys</text:p>
            <text:p text:style-name="P48"/>
            <text:p text:style-name="P67">A PHP login system. Currently used by more than 500 sites.</text:p>
          </table:table-cell>
        </table:table-row>
        <table:table-row>
          <table:table-cell table:style-name="Table3.A1" office:value-type="string">
            <text:p text:style-name="P126">2014</text:p>
          </table:table-cell>
          <table:table-cell table:style-name="Table3.B13" office:value-type="string">
            <text:p text:style-name="P11">Lobby</text:p>
            <text:p text:style-name="P58">Lead Developer and Maintainer</text:p>
            <text:p text:style-name="P39"/>
            <text:p text:style-name="P39">A platform for developing web apps <text:span text:style-name="T7">that integrate with user’s system and </text:span>that works on all major OS.</text:p>
          </table:table-cell>
        </table:table-row>
        <text:soft-page-break/>
        <table:table-row table:style-name="Table3.14">
          <table:table-cell table:style-name="Table3.A1" office:value-type="string">
            <text:p text:style-name="P127">2013</text:p>
          </table:table-cell>
          <table:table-cell table:style-name="Table3.B14" office:value-type="string">
            <text:p text:style-name="P12">Open</text:p>
            <text:p text:style-name="P41">Lead Developer and Maintainer</text:p>
            <text:p text:style-name="P40"/>
            <text:p text:style-name="P62">An open source social network like Facebook</text:p>
          </table:table-cell>
        </table:table-row>
      </table:table>
      <text:p text:style-name="P1"/>
      <text:p text:style-name="P4">And many more...</text:p>
      <text:p text:style-name="P4"/>
      <text:p text:style-name="P4"/>
      <text:p text:style-name="P4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6">Other Projects</text:p>
            <text:p text:style-name="P94"/>
          </table:table-cell>
        </table:table-row>
        <table:table-row table:style-name="Table4.2">
          <table:table-cell table:style-name="Table4.A2" office:value-type="string">
            <text:p text:style-name="P83">2011</text:p>
          </table:table-cell>
          <table:table-cell table:style-name="Table4.A1" office:value-type="string">
            <text:p text:style-name="P23">Subin’s Blog</text:p>
            <text:p text:style-name="P61">Author &amp; Admin, subinsb.com</text:p>
            <text:p text:style-name="P75"/>
            <text:p text:style-name="P75">I run a blog that focuses on programming <text:span text:style-name="T24">and technology</text:span>. It has tutorials on various projects and softwares. It <text:span text:style-name="T25">also </text:span>has <text:span text:style-name="T25">some </text:span>sub-sites.</text:p>
            <text:p text:style-name="P75"/>
            <text:p text:style-name="P76">Its network <text:span text:style-name="T22">of sites </text:span>ha<text:span text:style-name="T23">ve</text:span> <text:span text:style-name="T22">a combined </text:span>annual<text:span text:style-name="T21"> users of more than </text:span><text:span text:style-name="T19">500,000</text:span><text:span text:style-name="T21"> and </text:span><text:span text:style-name="T20">pageviews of more than </text:span><text:span text:style-name="T18">1 million</text:span><text:span text:style-name="T20">.</text:span></text:p>
          </table:table-cell>
        </table:table-row>
        <table:table-row table:style-name="Table4.2">
          <table:table-cell table:style-name="Table4.A2" office:value-type="string">
            <text:p text:style-name="P79">2012 </text:p>
          </table:table-cell>
          <table:table-cell table:style-name="Table4.A1" office:value-type="string">
            <text:p text:style-name="P22">Subins</text:p>
            <text:p text:style-name="P59">Discontinued</text:p>
            <text:p text:style-name="P47"/>
            <text:p text:style-name="P72">A complete network of websites. It was like Google.</text:p>
            <text:p text:style-name="P73">It had a search engine, social network, Play Store like site, and many others.</text:p>
            <text:p text:style-name="P73"/>
            <text:p text:style-name="P73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85"><text:span text:style-name="T14">Interests &amp; </text:span>Hobbies</text:p>
            <text:p text:style-name="P95"/>
          </table:table-cell>
        </table:table-row>
        <table:table-row table:style-name="Table5.2">
          <table:table-cell table:style-name="Table5.A2" office:value-type="string">
            <text:p text:style-name="P80"><text:s/></text:p>
          </table:table-cell>
          <table:table-cell table:style-name="Table5.A1" office:value-type="string">
            <text:list xml:id="list8374589113335175168" text:style-name="L2">
              <text:list-item>
                <text:p text:style-name="P105">Active <text:span text:style-name="T16">contributor to </text:span>open source projects</text:p>
              </text:list-item>
              <text:list-item>
                <text:p text:style-name="P105">Help others get into GNU/Linux</text:p>
              </text:list-item>
              <text:list-item>
                <text:p text:style-name="P106"><text:span text:style-name="T15">Watching </text:span>Films</text:p>
              </text:list-item>
              <text:list-item>
                <text:p text:style-name="P107">Cycling</text:p>
              </text:list-item>
            </text:list>
            <text:p text:style-name="P77"/>
          </table:table-cell>
        </table:table-row>
        <table:table-row table:style-name="Table5.3">
          <table:table-cell table:style-name="Table5.A2" office:value-type="string">
            <text:p text:style-name="P80"/>
          </table:table-cell>
          <table:table-cell table:style-name="Table5.A1" office:value-type="string">
            <text:p text:style-name="P88">Declaration</text:p>
            <text:p text:style-name="P78"/>
          </table:table-cell>
        </table:table-row>
        <table:table-row table:style-name="Table5.4">
          <table:table-cell table:style-name="Table5.A2" office:value-type="string">
            <text:p text:style-name="P80"/>
          </table:table-cell>
          <table:table-cell table:style-name="Table5.A1" office:value-type="string">
            <text:p text:style-name="P84">I hereby declare that the information furnished above is true to the best of my knowledge and belief</text:p>
          </table:table-cell>
        </table:table-row>
      </table:table>
      <text:p text:style-name="P5"/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7">Kunnamkulam</text:p>
          </table:table-cell>
          <table:table-cell table:style-name="Table7.A1" office:value-type="string">
            <text:p text:style-name="P98">Subin Siby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7-06-13T12:48:43.093938137</dc:date>
    <meta:editing-duration>PT2H3M20S</meta:editing-duration>
    <meta:editing-cycles>149</meta:editing-cycles>
    <meta:generator>LibreOffice/5.1.6.2$Linux_X86_64 LibreOffice_project/10m0$Build-2</meta:generator>
    <meta:print-date>2017-06-13T03:19:27.013623147</meta:print-date>
    <meta:document-statistic meta:table-count="7" meta:image-count="0" meta:object-count="0" meta:page-count="3" meta:paragraph-count="115" meta:word-count="489" meta:character-count="3396" meta:non-whitespace-character-count="3024"/>
  </office:meta>
</office:document-meta>
</file>